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 style:list-style-name="WW8Num3">
      <style:text-properties officeooo:paragraph-rsid="00408b2b"/>
    </style:style>
    <style:style style:name="P2" style:family="paragraph" style:parent-style-name="Thesis_5f_body">
      <style:text-properties officeooo:paragraph-rsid="00408b2b"/>
    </style:style>
    <style:style style:name="P3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T1" style:family="text">
      <style:text-properties officeooo:rsid="0017f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9309451" text:style-name="Thesis_5f_numbering">
        <text:list-item>
          <text:p text:style-name="P3">Цели и задачи</text:p>
        </text:list-item>
      </text:list>
      <text:p text:style-name="P2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2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1459471495" text:style-name="WW8Num3">
        <text:list-item>
          <text:p text:style-name="P1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;</text:p>
        </text:list-item>
        <text:list-item>
          <text:p text:style-name="P1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;</text:p>
        </text:list-item>
        <text:list-item>
          <text:p text:style-name="P1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;</text:p>
        </text:list-item>
        <text:list-item>
          <text:p text:style-name="P1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;</text:p>
        </text:list-item>
        <text:list-item>
          <text:p text:style-name="P1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15S</meta:editing-duration>
    <meta:editing-cycles>2</meta:editing-cycles>
    <meta:generator>LibreOffice/5.3.2.2$Linux_X86_64 LibreOffice_project/6cd4f1ef626f15116896b1d8e1398b56da0d0ee1</meta:generator>
    <meta:initial-creator>K</meta:initial-creator>
    <dc:date>2017-04-26T10:53:05.445960261</dc:date>
    <dc:creator>K</dc:creator>
    <meta:document-statistic meta:table-count="0" meta:image-count="0" meta:object-count="0" meta:page-count="1" meta:paragraph-count="8" meta:word-count="286" meta:character-count="2098" meta:non-whitespace-character-count="1821"/>
    <meta:template xlink:type="simple" xlink:actuate="onRequest" xlink:title="thesis_styles" xlink:href="../../thesis_working/styles_templates/thesis_styles.ott" meta:date="2017-04-26T10:52:50.183990525"/>
  </office:meta>
</office:document-meta>
</file>